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iftingScalingMultiplyingFactors" table:style-name="ta1" table:print="false">
        <table:table-column table:style-name="co1" table:number-columns-repeated="3" table:default-cell-style-name="Default"/>
        <table:table-column table:style-name="co1" table:number-columns-repeated="7" table:default-cell-style-name="ce3"/>
        <table:table-column table:style-name="co1" table:number-columns-repeated="1014" table:default-cell-style-name="Default"/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style-name="ce1" office:value-type="string">
            <text:p>Modyfying a Quadratic with Shifting and Scaling then Depicting the Result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2" office:value-type="string">
            <text:p>(x + 2)</text:p>
          </table:table-cell>
          <table:table-cell table:style-name="ce2" office:value-type="string">
            <text:p>(x – 3)</text:p>
          </table:table-cell>
          <table:table-cell table:style-name="ce1" office:value-type="string">
            <text:p><text:s/>= Function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style-name="ce1" office:value-type="float" office:value="-2">
            <text:p>-2</text:p>
          </table:table-cell>
          <table:table-cell table:style-name="ce1" office:value-type="string">
            <text:p><text:s/>= f(x-s) where s → <text:s/>Shift ( - right, + left )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string">
            <text:p><text:s/>= f((x-s)/c) where c → <text:s/>Scale X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style-name="ce1"/>
          <table:table-cell table:style-name="ce1" office:value-type="float" office:value="0.5">
            <text:p>0.5</text:p>
          </table:table-cell>
          <table:table-cell table:style-name="ce1" office:value-type="string">
            <text:p><text:s/>= m*f((x-s)/c) where m → Scale mf(x) → mY</text:p>
          </table:table-cell>
          <table:table-cell table:style-name="Default" table:number-columns-repeated="3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2" office:value-type="string">
            <text:p>X</text:p>
          </table:table-cell>
          <table:table-cell table:style-name="ce2" office:value-type="string">
            <text:p>(x + 2)</text:p>
          </table:table-cell>
          <table:table-cell table:style-name="ce2" office:value-type="string">
            <text:p>(x – 3)</text:p>
          </table:table-cell>
          <table:table-cell table:style-name="ce2" office:value-type="string">
            <text:p>Y → f(x)</text:p>
          </table:table-cell>
          <table:table-cell table:style-name="ce2" office:value-type="string">
            <text:p>f(x-s)</text:p>
          </table:table-cell>
          <table:table-cell table:style-name="ce2" office:value-type="string">
            <text:p>f((x-s)/c)</text:p>
          </table:table-cell>
          <table:table-cell table:style-name="ce2" office:value-type="string">
            <text:p>m*f((x-s)/c)</text:p>
          </table:table-cell>
          <table:table-cell table:style-name="ce1" table:number-columns-repeated="1014"/>
        </table:table-row>
        <table:table-row table:style-name="ro1">
          <table:table-cell table:number-columns-repeated="3"/>
          <table:table-cell office:value-type="float" office:value="-5">
            <text:p>-5.00</text:p>
          </table:table-cell>
          <table:table-cell table:formula="of:=[.D11]+2" office:value-type="float" office:value="-3">
            <text:p>-3.00</text:p>
          </table:table-cell>
          <table:table-cell table:formula="of:=[.D11]-3" office:value-type="float" office:value="-8">
            <text:p>-8.00</text:p>
          </table:table-cell>
          <table:table-cell table:formula="of:=[.E11]*[.F11]" office:value-type="float" office:value="24">
            <text:p>24.00</text:p>
          </table:table-cell>
          <table:table-cell table:formula="of:=([.E11]+[.$F$5])*([.F11]+[.$F$5])" office:value-type="float" office:value="50">
            <text:p>50.00</text:p>
          </table:table-cell>
          <table:table-cell table:formula="of:=([.E11]+[.$F$5])/[.$F$6]*([.F11]+[.$F$5])/[.$F$6]" office:value-type="float" office:value="200">
            <text:p>200.00</text:p>
          </table:table-cell>
          <table:table-cell table:formula="of:=[.I11]*[.$F$7]" office:value-type="float" office:value="100">
            <text:p>100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4.5">
            <text:p>-4.50</text:p>
          </table:table-cell>
          <table:table-cell table:formula="of:=[.D12]+2" office:value-type="float" office:value="-2.5">
            <text:p>-2.50</text:p>
          </table:table-cell>
          <table:table-cell table:formula="of:=[.D12]-3" office:value-type="float" office:value="-7.5">
            <text:p>-7.50</text:p>
          </table:table-cell>
          <table:table-cell table:formula="of:=[.E12]*[.F12]" office:value-type="float" office:value="18.75">
            <text:p>18.75</text:p>
          </table:table-cell>
          <table:table-cell table:formula="of:=([.E12]+[.$F$5])*([.F12]+[.$F$5])" office:value-type="float" office:value="42.75">
            <text:p>42.75</text:p>
          </table:table-cell>
          <table:table-cell table:formula="of:=([.E12]+[.$F$5])/[.$F$6]*([.F12]+[.$F$5])/[.$F$6]" office:value-type="float" office:value="171">
            <text:p>171.00</text:p>
          </table:table-cell>
          <table:table-cell table:formula="of:=[.I12]*[.$F$7]" office:value-type="float" office:value="85.5">
            <text:p>85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4">
            <text:p>-4.00</text:p>
          </table:table-cell>
          <table:table-cell table:formula="of:=[.D13]+2" office:value-type="float" office:value="-2">
            <text:p>-2.00</text:p>
          </table:table-cell>
          <table:table-cell table:formula="of:=[.D13]-3" office:value-type="float" office:value="-7">
            <text:p>-7.00</text:p>
          </table:table-cell>
          <table:table-cell table:formula="of:=[.E13]*[.F13]" office:value-type="float" office:value="14">
            <text:p>14.00</text:p>
          </table:table-cell>
          <table:table-cell table:formula="of:=([.E13]+[.$F$5])*([.F13]+[.$F$5])" office:value-type="float" office:value="36">
            <text:p>36.00</text:p>
          </table:table-cell>
          <table:table-cell table:formula="of:=([.E13]+[.$F$5])/[.$F$6]*([.F13]+[.$F$5])/[.$F$6]" office:value-type="float" office:value="144">
            <text:p>144.00</text:p>
          </table:table-cell>
          <table:table-cell table:formula="of:=[.I13]*[.$F$7]" office:value-type="float" office:value="72">
            <text:p>7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3.5">
            <text:p>-3.50</text:p>
          </table:table-cell>
          <table:table-cell table:formula="of:=[.D14]+2" office:value-type="float" office:value="-1.5">
            <text:p>-1.50</text:p>
          </table:table-cell>
          <table:table-cell table:formula="of:=[.D14]-3" office:value-type="float" office:value="-6.5">
            <text:p>-6.50</text:p>
          </table:table-cell>
          <table:table-cell table:formula="of:=[.E14]*[.F14]" office:value-type="float" office:value="9.75">
            <text:p>9.75</text:p>
          </table:table-cell>
          <table:table-cell table:formula="of:=([.E14]+[.$F$5])*([.F14]+[.$F$5])" office:value-type="float" office:value="29.75">
            <text:p>29.75</text:p>
          </table:table-cell>
          <table:table-cell table:formula="of:=([.E14]+[.$F$5])/[.$F$6]*([.F14]+[.$F$5])/[.$F$6]" office:value-type="float" office:value="119">
            <text:p>119.00</text:p>
          </table:table-cell>
          <table:table-cell table:formula="of:=[.I14]*[.$F$7]" office:value-type="float" office:value="59.5">
            <text:p>59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3">
            <text:p>-3.00</text:p>
          </table:table-cell>
          <table:table-cell table:formula="of:=[.D15]+2" office:value-type="float" office:value="-1">
            <text:p>-1.00</text:p>
          </table:table-cell>
          <table:table-cell table:formula="of:=[.D15]-3" office:value-type="float" office:value="-6">
            <text:p>-6.00</text:p>
          </table:table-cell>
          <table:table-cell table:formula="of:=[.E15]*[.F15]" office:value-type="float" office:value="6">
            <text:p>6.00</text:p>
          </table:table-cell>
          <table:table-cell table:formula="of:=([.E15]+[.$F$5])*([.F15]+[.$F$5])" office:value-type="float" office:value="24">
            <text:p>24.00</text:p>
          </table:table-cell>
          <table:table-cell table:formula="of:=([.E15]+[.$F$5])/[.$F$6]*([.F15]+[.$F$5])/[.$F$6]" office:value-type="float" office:value="96">
            <text:p>96.00</text:p>
          </table:table-cell>
          <table:table-cell table:formula="of:=[.I15]*[.$F$7]" office:value-type="float" office:value="48">
            <text:p>4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2.5">
            <text:p>-2.50</text:p>
          </table:table-cell>
          <table:table-cell table:formula="of:=[.D16]+2" office:value-type="float" office:value="-0.5">
            <text:p>-0.50</text:p>
          </table:table-cell>
          <table:table-cell table:formula="of:=[.D16]-3" office:value-type="float" office:value="-5.5">
            <text:p>-5.50</text:p>
          </table:table-cell>
          <table:table-cell table:formula="of:=[.E16]*[.F16]" office:value-type="float" office:value="2.75">
            <text:p>2.75</text:p>
          </table:table-cell>
          <table:table-cell table:formula="of:=([.E16]+[.$F$5])*([.F16]+[.$F$5])" office:value-type="float" office:value="18.75">
            <text:p>18.75</text:p>
          </table:table-cell>
          <table:table-cell table:formula="of:=([.E16]+[.$F$5])/[.$F$6]*([.F16]+[.$F$5])/[.$F$6]" office:value-type="float" office:value="75">
            <text:p>75.00</text:p>
          </table:table-cell>
          <table:table-cell table:formula="of:=[.I16]*[.$F$7]" office:value-type="float" office:value="37.5">
            <text:p>37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2">
            <text:p>-2.00</text:p>
          </table:table-cell>
          <table:table-cell table:formula="of:=[.D17]+2" office:value-type="float" office:value="0">
            <text:p>0.00</text:p>
          </table:table-cell>
          <table:table-cell table:formula="of:=[.D17]-3" office:value-type="float" office:value="-5">
            <text:p>-5.00</text:p>
          </table:table-cell>
          <table:table-cell table:formula="of:=[.E17]*[.F17]" office:value-type="float" office:value="-0">
            <text:p>0.00</text:p>
          </table:table-cell>
          <table:table-cell table:formula="of:=([.E17]+[.$F$5])*([.F17]+[.$F$5])" office:value-type="float" office:value="14">
            <text:p>14.00</text:p>
          </table:table-cell>
          <table:table-cell table:formula="of:=([.E17]+[.$F$5])/[.$F$6]*([.F17]+[.$F$5])/[.$F$6]" office:value-type="float" office:value="56">
            <text:p>56.00</text:p>
          </table:table-cell>
          <table:table-cell table:formula="of:=[.I17]*[.$F$7]" office:value-type="float" office:value="28">
            <text:p>2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1.5">
            <text:p>-1.50</text:p>
          </table:table-cell>
          <table:table-cell table:formula="of:=[.D18]+2" office:value-type="float" office:value="0.5">
            <text:p>0.50</text:p>
          </table:table-cell>
          <table:table-cell table:formula="of:=[.D18]-3" office:value-type="float" office:value="-4.5">
            <text:p>-4.50</text:p>
          </table:table-cell>
          <table:table-cell table:formula="of:=[.E18]*[.F18]" office:value-type="float" office:value="-2.25">
            <text:p>-2.25</text:p>
          </table:table-cell>
          <table:table-cell table:formula="of:=([.E18]+[.$F$5])*([.F18]+[.$F$5])" office:value-type="float" office:value="9.75">
            <text:p>9.75</text:p>
          </table:table-cell>
          <table:table-cell table:formula="of:=([.E18]+[.$F$5])/[.$F$6]*([.F18]+[.$F$5])/[.$F$6]" office:value-type="float" office:value="39">
            <text:p>39.00</text:p>
          </table:table-cell>
          <table:table-cell table:formula="of:=[.I18]*[.$F$7]" office:value-type="float" office:value="19.5">
            <text:p>19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1">
            <text:p>-1.00</text:p>
          </table:table-cell>
          <table:table-cell table:formula="of:=[.D19]+2" office:value-type="float" office:value="1">
            <text:p>1.00</text:p>
          </table:table-cell>
          <table:table-cell table:formula="of:=[.D19]-3" office:value-type="float" office:value="-4">
            <text:p>-4.00</text:p>
          </table:table-cell>
          <table:table-cell table:formula="of:=[.E19]*[.F19]" office:value-type="float" office:value="-4">
            <text:p>-4.00</text:p>
          </table:table-cell>
          <table:table-cell table:formula="of:=([.E19]+[.$F$5])*([.F19]+[.$F$5])" office:value-type="float" office:value="6">
            <text:p>6.00</text:p>
          </table:table-cell>
          <table:table-cell table:formula="of:=([.E19]+[.$F$5])/[.$F$6]*([.F19]+[.$F$5])/[.$F$6]" office:value-type="float" office:value="24">
            <text:p>24.00</text:p>
          </table:table-cell>
          <table:table-cell table:formula="of:=[.I19]*[.$F$7]" office:value-type="float" office:value="12">
            <text:p>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0.5">
            <text:p>-0.50</text:p>
          </table:table-cell>
          <table:table-cell table:formula="of:=[.D20]+2" office:value-type="float" office:value="1.5">
            <text:p>1.50</text:p>
          </table:table-cell>
          <table:table-cell table:formula="of:=[.D20]-3" office:value-type="float" office:value="-3.5">
            <text:p>-3.50</text:p>
          </table:table-cell>
          <table:table-cell table:formula="of:=[.E20]*[.F20]" office:value-type="float" office:value="-5.25">
            <text:p>-5.25</text:p>
          </table:table-cell>
          <table:table-cell table:formula="of:=([.E20]+[.$F$5])*([.F20]+[.$F$5])" office:value-type="float" office:value="2.75">
            <text:p>2.75</text:p>
          </table:table-cell>
          <table:table-cell table:formula="of:=([.E20]+[.$F$5])/[.$F$6]*([.F20]+[.$F$5])/[.$F$6]" office:value-type="float" office:value="11">
            <text:p>11.00</text:p>
          </table:table-cell>
          <table:table-cell table:formula="of:=[.I20]*[.$F$7]" office:value-type="float" office:value="5.5">
            <text:p>5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>
            <text:p>0.00</text:p>
          </table:table-cell>
          <table:table-cell table:formula="of:=[.D21]+2" office:value-type="float" office:value="2">
            <text:p>2.00</text:p>
          </table:table-cell>
          <table:table-cell table:formula="of:=[.D21]-3" office:value-type="float" office:value="-3">
            <text:p>-3.00</text:p>
          </table:table-cell>
          <table:table-cell table:formula="of:=[.E21]*[.F21]" office:value-type="float" office:value="-6">
            <text:p>-6.00</text:p>
          </table:table-cell>
          <table:table-cell table:formula="of:=([.E21]+[.$F$5])*([.F21]+[.$F$5])" office:value-type="float" office:value="-0">
            <text:p>0.00</text:p>
          </table:table-cell>
          <table:table-cell table:formula="of:=([.E21]+[.$F$5])/[.$F$6]*([.F21]+[.$F$5])/[.$F$6]" office:value-type="float" office:value="-0">
            <text:p>0.00</text:p>
          </table:table-cell>
          <table:table-cell table:formula="of:=[.I21]*[.$F$7]" office:value-type="float" office:value="-0">
            <text:p>0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.5">
            <text:p>0.50</text:p>
          </table:table-cell>
          <table:table-cell table:formula="of:=[.D22]+2" office:value-type="float" office:value="2.5">
            <text:p>2.50</text:p>
          </table:table-cell>
          <table:table-cell table:formula="of:=[.D22]-3" office:value-type="float" office:value="-2.5">
            <text:p>-2.50</text:p>
          </table:table-cell>
          <table:table-cell table:formula="of:=[.E22]*[.F22]" office:value-type="float" office:value="-6.25">
            <text:p>-6.25</text:p>
          </table:table-cell>
          <table:table-cell table:formula="of:=([.E22]+[.$F$5])*([.F22]+[.$F$5])" office:value-type="float" office:value="-2.25">
            <text:p>-2.25</text:p>
          </table:table-cell>
          <table:table-cell table:formula="of:=([.E22]+[.$F$5])/[.$F$6]*([.F22]+[.$F$5])/[.$F$6]" office:value-type="float" office:value="-9">
            <text:p>-9.00</text:p>
          </table:table-cell>
          <table:table-cell table:formula="of:=[.I22]*[.$F$7]" office:value-type="float" office:value="-4.5">
            <text:p>-4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">
            <text:p>1.00</text:p>
          </table:table-cell>
          <table:table-cell table:formula="of:=[.D23]+2" office:value-type="float" office:value="3">
            <text:p>3.00</text:p>
          </table:table-cell>
          <table:table-cell table:formula="of:=[.D23]-3" office:value-type="float" office:value="-2">
            <text:p>-2.00</text:p>
          </table:table-cell>
          <table:table-cell table:formula="of:=[.E23]*[.F23]" office:value-type="float" office:value="-6">
            <text:p>-6.00</text:p>
          </table:table-cell>
          <table:table-cell table:formula="of:=([.E23]+[.$F$5])*([.F23]+[.$F$5])" office:value-type="float" office:value="-4">
            <text:p>-4.00</text:p>
          </table:table-cell>
          <table:table-cell table:formula="of:=([.E23]+[.$F$5])/[.$F$6]*([.F23]+[.$F$5])/[.$F$6]" office:value-type="float" office:value="-16">
            <text:p>-16.00</text:p>
          </table:table-cell>
          <table:table-cell table:formula="of:=[.I23]*[.$F$7]" office:value-type="float" office:value="-8">
            <text:p>-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.5">
            <text:p>1.50</text:p>
          </table:table-cell>
          <table:table-cell table:formula="of:=[.D24]+2" office:value-type="float" office:value="3.5">
            <text:p>3.50</text:p>
          </table:table-cell>
          <table:table-cell table:formula="of:=[.D24]-3" office:value-type="float" office:value="-1.5">
            <text:p>-1.50</text:p>
          </table:table-cell>
          <table:table-cell table:formula="of:=[.E24]*[.F24]" office:value-type="float" office:value="-5.25">
            <text:p>-5.25</text:p>
          </table:table-cell>
          <table:table-cell table:formula="of:=([.E24]+[.$F$5])*([.F24]+[.$F$5])" office:value-type="float" office:value="-5.25">
            <text:p>-5.25</text:p>
          </table:table-cell>
          <table:table-cell table:formula="of:=([.E24]+[.$F$5])/[.$F$6]*([.F24]+[.$F$5])/[.$F$6]" office:value-type="float" office:value="-21">
            <text:p>-21.00</text:p>
          </table:table-cell>
          <table:table-cell table:formula="of:=[.I24]*[.$F$7]" office:value-type="float" office:value="-10.5">
            <text:p>-10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.00</text:p>
          </table:table-cell>
          <table:table-cell table:formula="of:=[.D25]+2" office:value-type="float" office:value="4">
            <text:p>4.00</text:p>
          </table:table-cell>
          <table:table-cell table:formula="of:=[.D25]-3" office:value-type="float" office:value="-1">
            <text:p>-1.00</text:p>
          </table:table-cell>
          <table:table-cell table:formula="of:=[.E25]*[.F25]" office:value-type="float" office:value="-4">
            <text:p>-4.00</text:p>
          </table:table-cell>
          <table:table-cell table:formula="of:=([.E25]+[.$F$5])*([.F25]+[.$F$5])" office:value-type="float" office:value="-6">
            <text:p>-6.00</text:p>
          </table:table-cell>
          <table:table-cell table:formula="of:=([.E25]+[.$F$5])/[.$F$6]*([.F25]+[.$F$5])/[.$F$6]" office:value-type="float" office:value="-24">
            <text:p>-24.00</text:p>
          </table:table-cell>
          <table:table-cell table:formula="of:=[.I25]*[.$F$7]" office:value-type="float" office:value="-12">
            <text:p>-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.5">
            <text:p>2.50</text:p>
          </table:table-cell>
          <table:table-cell table:formula="of:=[.D26]+2" office:value-type="float" office:value="4.5">
            <text:p>4.50</text:p>
          </table:table-cell>
          <table:table-cell table:formula="of:=[.D26]-3" office:value-type="float" office:value="-0.5">
            <text:p>-0.50</text:p>
          </table:table-cell>
          <table:table-cell table:formula="of:=[.E26]*[.F26]" office:value-type="float" office:value="-2.25">
            <text:p>-2.25</text:p>
          </table:table-cell>
          <table:table-cell table:formula="of:=([.E26]+[.$F$5])*([.F26]+[.$F$5])" office:value-type="float" office:value="-6.25">
            <text:p>-6.25</text:p>
          </table:table-cell>
          <table:table-cell table:formula="of:=([.E26]+[.$F$5])/[.$F$6]*([.F26]+[.$F$5])/[.$F$6]" office:value-type="float" office:value="-25">
            <text:p>-25.00</text:p>
          </table:table-cell>
          <table:table-cell table:formula="of:=[.I26]*[.$F$7]" office:value-type="float" office:value="-12.5">
            <text:p>-12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.00</text:p>
          </table:table-cell>
          <table:table-cell table:formula="of:=[.D27]+2" office:value-type="float" office:value="5">
            <text:p>5.00</text:p>
          </table:table-cell>
          <table:table-cell table:formula="of:=[.D27]-3" office:value-type="float" office:value="0">
            <text:p>0.00</text:p>
          </table:table-cell>
          <table:table-cell table:formula="of:=[.E27]*[.F27]" office:value-type="float" office:value="0">
            <text:p>0.00</text:p>
          </table:table-cell>
          <table:table-cell table:formula="of:=([.E27]+[.$F$5])*([.F27]+[.$F$5])" office:value-type="float" office:value="-6">
            <text:p>-6.00</text:p>
          </table:table-cell>
          <table:table-cell table:formula="of:=([.E27]+[.$F$5])/[.$F$6]*([.F27]+[.$F$5])/[.$F$6]" office:value-type="float" office:value="-24">
            <text:p>-24.00</text:p>
          </table:table-cell>
          <table:table-cell table:formula="of:=[.I27]*[.$F$7]" office:value-type="float" office:value="-12">
            <text:p>-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.5">
            <text:p>3.50</text:p>
          </table:table-cell>
          <table:table-cell table:formula="of:=[.D28]+2" office:value-type="float" office:value="5.5">
            <text:p>5.50</text:p>
          </table:table-cell>
          <table:table-cell table:formula="of:=[.D28]-3" office:value-type="float" office:value="0.5">
            <text:p>0.50</text:p>
          </table:table-cell>
          <table:table-cell table:formula="of:=[.E28]*[.F28]" office:value-type="float" office:value="2.75">
            <text:p>2.75</text:p>
          </table:table-cell>
          <table:table-cell table:formula="of:=([.E28]+[.$F$5])*([.F28]+[.$F$5])" office:value-type="float" office:value="-5.25">
            <text:p>-5.25</text:p>
          </table:table-cell>
          <table:table-cell table:formula="of:=([.E28]+[.$F$5])/[.$F$6]*([.F28]+[.$F$5])/[.$F$6]" office:value-type="float" office:value="-21">
            <text:p>-21.00</text:p>
          </table:table-cell>
          <table:table-cell table:formula="of:=[.I28]*[.$F$7]" office:value-type="float" office:value="-10.5">
            <text:p>-10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.00</text:p>
          </table:table-cell>
          <table:table-cell table:formula="of:=[.D29]+2" office:value-type="float" office:value="6">
            <text:p>6.00</text:p>
          </table:table-cell>
          <table:table-cell table:formula="of:=[.D29]-3" office:value-type="float" office:value="1">
            <text:p>1.00</text:p>
          </table:table-cell>
          <table:table-cell table:formula="of:=[.E29]*[.F29]" office:value-type="float" office:value="6">
            <text:p>6.00</text:p>
          </table:table-cell>
          <table:table-cell table:formula="of:=([.E29]+[.$F$5])*([.F29]+[.$F$5])" office:value-type="float" office:value="-4">
            <text:p>-4.00</text:p>
          </table:table-cell>
          <table:table-cell table:formula="of:=([.E29]+[.$F$5])/[.$F$6]*([.F29]+[.$F$5])/[.$F$6]" office:value-type="float" office:value="-16">
            <text:p>-16.00</text:p>
          </table:table-cell>
          <table:table-cell table:formula="of:=[.I29]*[.$F$7]" office:value-type="float" office:value="-8">
            <text:p>-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.5">
            <text:p>4.50</text:p>
          </table:table-cell>
          <table:table-cell table:formula="of:=[.D30]+2" office:value-type="float" office:value="6.5">
            <text:p>6.50</text:p>
          </table:table-cell>
          <table:table-cell table:formula="of:=[.D30]-3" office:value-type="float" office:value="1.5">
            <text:p>1.50</text:p>
          </table:table-cell>
          <table:table-cell table:formula="of:=[.E30]*[.F30]" office:value-type="float" office:value="9.75">
            <text:p>9.75</text:p>
          </table:table-cell>
          <table:table-cell table:formula="of:=([.E30]+[.$F$5])*([.F30]+[.$F$5])" office:value-type="float" office:value="-2.25">
            <text:p>-2.25</text:p>
          </table:table-cell>
          <table:table-cell table:formula="of:=([.E30]+[.$F$5])/[.$F$6]*([.F30]+[.$F$5])/[.$F$6]" office:value-type="float" office:value="-9">
            <text:p>-9.00</text:p>
          </table:table-cell>
          <table:table-cell table:formula="of:=[.I30]*[.$F$7]" office:value-type="float" office:value="-4.5">
            <text:p>-4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>
            <text:p>5.00</text:p>
          </table:table-cell>
          <table:table-cell table:formula="of:=[.D31]+2" office:value-type="float" office:value="7">
            <text:p>7.00</text:p>
          </table:table-cell>
          <table:table-cell table:formula="of:=[.D31]-3" office:value-type="float" office:value="2">
            <text:p>2.00</text:p>
          </table:table-cell>
          <table:table-cell table:formula="of:=[.E31]*[.F31]" office:value-type="float" office:value="14">
            <text:p>14.00</text:p>
          </table:table-cell>
          <table:table-cell table:formula="of:=([.E31]+[.$F$5])*([.F31]+[.$F$5])" office:value-type="float" office:value="0">
            <text:p>0.00</text:p>
          </table:table-cell>
          <table:table-cell table:formula="of:=([.E31]+[.$F$5])/[.$F$6]*([.F31]+[.$F$5])/[.$F$6]" office:value-type="float" office:value="0">
            <text:p>0.00</text:p>
          </table:table-cell>
          <table:table-cell table:formula="of:=[.I31]*[.$F$7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.5">
            <text:p>5.50</text:p>
          </table:table-cell>
          <table:table-cell table:formula="of:=[.D32]+2" office:value-type="float" office:value="7.5">
            <text:p>7.50</text:p>
          </table:table-cell>
          <table:table-cell table:formula="of:=[.D32]-3" office:value-type="float" office:value="2.5">
            <text:p>2.50</text:p>
          </table:table-cell>
          <table:table-cell table:formula="of:=[.E32]*[.F32]" office:value-type="float" office:value="18.75">
            <text:p>18.75</text:p>
          </table:table-cell>
          <table:table-cell table:formula="of:=([.E32]+[.$F$5])*([.F32]+[.$F$5])" office:value-type="float" office:value="2.75">
            <text:p>2.75</text:p>
          </table:table-cell>
          <table:table-cell table:formula="of:=([.E32]+[.$F$5])/[.$F$6]*([.F32]+[.$F$5])/[.$F$6]" office:value-type="float" office:value="11">
            <text:p>11.00</text:p>
          </table:table-cell>
          <table:table-cell table:formula="of:=[.I32]*[.$F$7]" office:value-type="float" office:value="5.5">
            <text:p>5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">
            <text:p>6.00</text:p>
          </table:table-cell>
          <table:table-cell table:formula="of:=[.D33]+2" office:value-type="float" office:value="8">
            <text:p>8.00</text:p>
          </table:table-cell>
          <table:table-cell table:formula="of:=[.D33]-3" office:value-type="float" office:value="3">
            <text:p>3.00</text:p>
          </table:table-cell>
          <table:table-cell table:formula="of:=[.E33]*[.F33]" office:value-type="float" office:value="24">
            <text:p>24.00</text:p>
          </table:table-cell>
          <table:table-cell table:formula="of:=([.E33]+[.$F$5])*([.F33]+[.$F$5])" office:value-type="float" office:value="6">
            <text:p>6.00</text:p>
          </table:table-cell>
          <table:table-cell table:formula="of:=([.E33]+[.$F$5])/[.$F$6]*([.F33]+[.$F$5])/[.$F$6]" office:value-type="float" office:value="24">
            <text:p>24.00</text:p>
          </table:table-cell>
          <table:table-cell table:formula="of:=[.I33]*[.$F$7]" office:value-type="float" office:value="12">
            <text:p>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6.5">
            <text:p>6.50</text:p>
          </table:table-cell>
          <table:table-cell table:formula="of:=[.D34]+2" office:value-type="float" office:value="8.5">
            <text:p>8.50</text:p>
          </table:table-cell>
          <table:table-cell table:formula="of:=[.D34]-3" office:value-type="float" office:value="3.5">
            <text:p>3.50</text:p>
          </table:table-cell>
          <table:table-cell table:formula="of:=[.E34]*[.F34]" office:value-type="float" office:value="29.75">
            <text:p>29.75</text:p>
          </table:table-cell>
          <table:table-cell table:formula="of:=([.E34]+[.$F$5])*([.F34]+[.$F$5])" office:value-type="float" office:value="9.75">
            <text:p>9.75</text:p>
          </table:table-cell>
          <table:table-cell table:formula="of:=([.E34]+[.$F$5])/[.$F$6]*([.F34]+[.$F$5])/[.$F$6]" office:value-type="float" office:value="39">
            <text:p>39.00</text:p>
          </table:table-cell>
          <table:table-cell table:formula="of:=[.I34]*[.$F$7]" office:value-type="float" office:value="19.5">
            <text:p>19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>
            <text:p>7.00</text:p>
          </table:table-cell>
          <table:table-cell table:formula="of:=[.D35]+2" office:value-type="float" office:value="9">
            <text:p>9.00</text:p>
          </table:table-cell>
          <table:table-cell table:formula="of:=[.D35]-3" office:value-type="float" office:value="4">
            <text:p>4.00</text:p>
          </table:table-cell>
          <table:table-cell table:formula="of:=[.E35]*[.F35]" office:value-type="float" office:value="36">
            <text:p>36.00</text:p>
          </table:table-cell>
          <table:table-cell table:formula="of:=([.E35]+[.$F$5])*([.F35]+[.$F$5])" office:value-type="float" office:value="14">
            <text:p>14.00</text:p>
          </table:table-cell>
          <table:table-cell table:formula="of:=([.E35]+[.$F$5])/[.$F$6]*([.F35]+[.$F$5])/[.$F$6]" office:value-type="float" office:value="56">
            <text:p>56.00</text:p>
          </table:table-cell>
          <table:table-cell table:formula="of:=[.I35]*[.$F$7]" office:value-type="float" office:value="28">
            <text:p>2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.5">
            <text:p>7.50</text:p>
          </table:table-cell>
          <table:table-cell table:formula="of:=[.D36]+2" office:value-type="float" office:value="9.5">
            <text:p>9.50</text:p>
          </table:table-cell>
          <table:table-cell table:formula="of:=[.D36]-3" office:value-type="float" office:value="4.5">
            <text:p>4.50</text:p>
          </table:table-cell>
          <table:table-cell table:formula="of:=[.E36]*[.F36]" office:value-type="float" office:value="42.75">
            <text:p>42.75</text:p>
          </table:table-cell>
          <table:table-cell table:formula="of:=([.E36]+[.$F$5])*([.F36]+[.$F$5])" office:value-type="float" office:value="18.75">
            <text:p>18.75</text:p>
          </table:table-cell>
          <table:table-cell table:formula="of:=([.E36]+[.$F$5])/[.$F$6]*([.F36]+[.$F$5])/[.$F$6]" office:value-type="float" office:value="75">
            <text:p>75.00</text:p>
          </table:table-cell>
          <table:table-cell table:formula="of:=[.I36]*[.$F$7]" office:value-type="float" office:value="37.5">
            <text:p>37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">
            <text:p>8.00</text:p>
          </table:table-cell>
          <table:table-cell table:formula="of:=[.D37]+2" office:value-type="float" office:value="10">
            <text:p>10.00</text:p>
          </table:table-cell>
          <table:table-cell table:formula="of:=[.D37]-3" office:value-type="float" office:value="5">
            <text:p>5.00</text:p>
          </table:table-cell>
          <table:table-cell table:formula="of:=[.E37]*[.F37]" office:value-type="float" office:value="50">
            <text:p>50.00</text:p>
          </table:table-cell>
          <table:table-cell table:formula="of:=([.E37]+[.$F$5])*([.F37]+[.$F$5])" office:value-type="float" office:value="24">
            <text:p>24.00</text:p>
          </table:table-cell>
          <table:table-cell table:formula="of:=([.E37]+[.$F$5])/[.$F$6]*([.F37]+[.$F$5])/[.$F$6]" office:value-type="float" office:value="96">
            <text:p>96.00</text:p>
          </table:table-cell>
          <table:table-cell table:formula="of:=[.I37]*[.$F$7]" office:value-type="float" office:value="48">
            <text:p>48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8.5">
            <text:p>8.50</text:p>
          </table:table-cell>
          <table:table-cell table:formula="of:=[.D38]+2" office:value-type="float" office:value="10.5">
            <text:p>10.50</text:p>
          </table:table-cell>
          <table:table-cell table:formula="of:=[.D38]-3" office:value-type="float" office:value="5.5">
            <text:p>5.50</text:p>
          </table:table-cell>
          <table:table-cell table:formula="of:=[.E38]*[.F38]" office:value-type="float" office:value="57.75">
            <text:p>57.75</text:p>
          </table:table-cell>
          <table:table-cell table:formula="of:=([.E38]+[.$F$5])*([.F38]+[.$F$5])" office:value-type="float" office:value="29.75">
            <text:p>29.75</text:p>
          </table:table-cell>
          <table:table-cell table:formula="of:=([.E38]+[.$F$5])/[.$F$6]*([.F38]+[.$F$5])/[.$F$6]" office:value-type="float" office:value="119">
            <text:p>119.00</text:p>
          </table:table-cell>
          <table:table-cell table:formula="of:=[.I38]*[.$F$7]" office:value-type="float" office:value="59.5">
            <text:p>59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9">
            <text:p>9.00</text:p>
          </table:table-cell>
          <table:table-cell table:formula="of:=[.D39]+2" office:value-type="float" office:value="11">
            <text:p>11.00</text:p>
          </table:table-cell>
          <table:table-cell table:formula="of:=[.D39]-3" office:value-type="float" office:value="6">
            <text:p>6.00</text:p>
          </table:table-cell>
          <table:table-cell table:formula="of:=[.E39]*[.F39]" office:value-type="float" office:value="66">
            <text:p>66.00</text:p>
          </table:table-cell>
          <table:table-cell table:formula="of:=([.E39]+[.$F$5])*([.F39]+[.$F$5])" office:value-type="float" office:value="36">
            <text:p>36.00</text:p>
          </table:table-cell>
          <table:table-cell table:formula="of:=([.E39]+[.$F$5])/[.$F$6]*([.F39]+[.$F$5])/[.$F$6]" office:value-type="float" office:value="144">
            <text:p>144.00</text:p>
          </table:table-cell>
          <table:table-cell table:formula="of:=[.I39]*[.$F$7]" office:value-type="float" office:value="72">
            <text:p>72.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9.5">
            <text:p>9.50</text:p>
          </table:table-cell>
          <table:table-cell table:formula="of:=[.D40]+2" office:value-type="float" office:value="11.5">
            <text:p>11.50</text:p>
          </table:table-cell>
          <table:table-cell table:formula="of:=[.D40]-3" office:value-type="float" office:value="6.5">
            <text:p>6.50</text:p>
          </table:table-cell>
          <table:table-cell table:formula="of:=[.E40]*[.F40]" office:value-type="float" office:value="74.75">
            <text:p>74.75</text:p>
          </table:table-cell>
          <table:table-cell table:formula="of:=([.E40]+[.$F$5])*([.F40]+[.$F$5])" office:value-type="float" office:value="42.75">
            <text:p>42.75</text:p>
          </table:table-cell>
          <table:table-cell table:formula="of:=([.E40]+[.$F$5])/[.$F$6]*([.F40]+[.$F$5])/[.$F$6]" office:value-type="float" office:value="171">
            <text:p>171.00</text:p>
          </table:table-cell>
          <table:table-cell table:formula="of:=[.I40]*[.$F$7]" office:value-type="float" office:value="85.5">
            <text:p>85.5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0">
            <text:p>10.00</text:p>
          </table:table-cell>
          <table:table-cell table:formula="of:=[.D41]+2" office:value-type="float" office:value="12">
            <text:p>12.00</text:p>
          </table:table-cell>
          <table:table-cell table:formula="of:=[.D41]-3" office:value-type="float" office:value="7">
            <text:p>7.00</text:p>
          </table:table-cell>
          <table:table-cell table:formula="of:=[.E41]*[.F41]" office:value-type="float" office:value="84">
            <text:p>84.00</text:p>
          </table:table-cell>
          <table:table-cell table:formula="of:=([.E41]+[.$F$5])*([.F41]+[.$F$5])" office:value-type="float" office:value="50">
            <text:p>50.00</text:p>
          </table:table-cell>
          <table:table-cell table:formula="of:=([.E41]+[.$F$5])/[.$F$6]*([.F41]+[.$F$5])/[.$F$6]" office:value-type="float" office:value="200">
            <text:p>200.00</text:p>
          </table:table-cell>
          <table:table-cell table:formula="of:=[.I41]*[.$F$7]" office:value-type="float" office:value="100">
            <text:p>100.00</text:p>
          </table:table-cell>
          <table:table-cell table:number-columns-repeated="1014"/>
        </table:table-row>
      </table:table>
      <table:table table:name="PlotOfShiftingScalingMultiplication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PlotOfShiftingScalingMultiplication.Q39" table:end-x="0.8559in" table:end-y="0.1717in" draw:z-index="0" draw:style-name="gr1" draw:text-style-name="P1" svg:width="14.198in" svg:height="6.5843in" svg:x="0.8823in" svg:y="0.1661in">
              <draw:object draw:notify-on-update-of-ranges="ShiftingScalingMultiplyingFactors.E4:ShiftingScalingMultiplyingFactors.G4 ShiftingScalingMultiplyingFactors.G11:ShiftingScalingMultiplyingFactors.G41 ShiftingScalingMultiplyingFactors.D11:ShiftingScalingMultiplyingFactors.D41 ShiftingScalingMultiplyingFactors.F5:ShiftingScalingMultiplyingFactors.G5 ShiftingScalingMultiplyingFactors.H11:ShiftingScalingMultiplyingFactors.H41 ShiftingScalingMultiplyingFactors.D11:ShiftingScalingMultiplyingFactors.D41 ShiftingScalingMultiplyingFactors.F6:ShiftingScalingMultiplyingFactors.G6 ShiftingScalingMultiplyingFactors.I11:ShiftingScalingMultiplyingFactors.I41 ShiftingScalingMultiplyingFactors.D11:ShiftingScalingMultiplyingFactors.D41 ShiftingScalingMultiplyingFactors.F7:ShiftingScalingMultiplyingFactors.G7 ShiftingScalingMultiplyingFactors.J11:ShiftingScalingMultiplyingFactors.J41 ShiftingScalingMultiplyingFactors.D11:ShiftingScalingMultiplyingFactors.D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BigO_BigOmega_Theta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6"/>
          <table:table-cell>
            <draw:frame table:end-cell-address="BigO_BigOmega_Theta.R40" table:end-x="0.8681in" table:end-y="0.0067in" draw:z-index="0" draw:style-name="gr1" draw:text-style-name="P1" svg:width="8.4937in" svg:height="6.8055in" svg:x="0.3756in" svg:y="0.1528in">
              <draw:object draw:notify-on-update-of-ranges="BigO_BigOmega_Theta.D4:BigO_BigOmega_Theta.E4 BigO_BigOmega_Theta.C11:BigO_BigOmega_Theta.C31 BigO_BigOmega_Theta.B11:BigO_BigOmega_Theta.B26 BigO_BigOmega_Theta.D10:BigO_BigOmega_Theta.D10 BigO_BigOmega_Theta.D11:BigO_BigOmega_Theta.D31 BigO_BigOmega_Theta.B11:BigO_BigOmega_Theta.B26 BigO_BigOmega_Theta.E9:BigO_BigOmega_Theta.E10 BigO_BigOmega_Theta.E11:BigO_BigOmega_Theta.E31 BigO_BigOmega_Theta.B11:BigO_BigOmega_Theta.B26 BigO_BigOmega_Theta.F9:BigO_BigOmega_Theta.F10 BigO_BigOmega_Theta.F11:BigO_BigOmega_Theta.F31 BigO_BigOmega_Theta.B11:BigO_BigOmega_Theta.B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f(n) = </text:p>
          </table:table-cell>
          <table:table-cell table:style-name="ce1" office:value-type="string">
            <text:p>9n^3 – 20n^2 - 300n + 10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g(n)=</text:p>
          </table:table-cell>
          <table:table-cell table:style-name="ce2" office:value-type="string">
            <text:p><text:s/>n^3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table:style-name="ce1" table:number-columns-repeated="2"/>
          <table:table-cell table:style-name="ce5" office:value-type="string">
            <text:p>Big O const =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Upper Bound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Big Omega = 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Lower Bound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number-columns-repeated="2" table:style-name="ce2" office:value-type="string">
            <text:p>Scaled g(n)</text:p>
          </table:table-cell>
          <table:table-cell table:style-name="ce1"/>
          <table:table-cell table:number-columns-repeated="2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1" office:value-type="string">
            <text:p>f(n)</text:p>
          </table:table-cell>
          <table:table-cell table:style-name="ce1" office:value-type="string">
            <text:p>g(n) </text:p>
          </table:table-cell>
          <table:table-cell table:style-name="ce2" office:value-type="string">
            <text:p>BigO(g(n))</text:p>
          </table:table-cell>
          <table:table-cell table:style-name="ce2" office:value-type="string">
            <text:p>Big(Omega)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9*[.B11]^3-20*[.B11]^2-300*[.B11]+1000" office:value-type="float" office:value="1000">
            <text:p>1000</text:p>
          </table:table-cell>
          <table:table-cell table:formula="of:=[.B11]^3" office:value-type="float" office:value="0">
            <text:p>0</text:p>
          </table:table-cell>
          <table:table-cell table:formula="of:=[.D11]*[.$E$6]" office:value-type="float" office:value="0">
            <text:p>0</text:p>
          </table:table-cell>
          <table:table-cell table:formula="of:=[.D11]*[.$E$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9*[.B12]^3-20*[.B12]^2-300*[.B12]+1000" office:value-type="float" office:value="689">
            <text:p>689</text:p>
          </table:table-cell>
          <table:table-cell table:formula="of:=[.B12]^3" office:value-type="float" office:value="1">
            <text:p>1</text:p>
          </table:table-cell>
          <table:table-cell table:formula="of:=[.D12]*[.$E$6]" office:value-type="float" office:value="9">
            <text:p>9</text:p>
          </table:table-cell>
          <table:table-cell table:formula="of:=[.D12]*[.$E$7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9*[.B13]^3-20*[.B13]^2-300*[.B13]+1000" office:value-type="float" office:value="392">
            <text:p>392</text:p>
          </table:table-cell>
          <table:table-cell table:formula="of:=[.B13]^3" office:value-type="float" office:value="8">
            <text:p>8</text:p>
          </table:table-cell>
          <table:table-cell table:formula="of:=[.D13]*[.$E$6]" office:value-type="float" office:value="72">
            <text:p>72</text:p>
          </table:table-cell>
          <table:table-cell table:formula="of:=[.D13]*[.$E$7]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9*[.B14]^3-20*[.B14]^2-300*[.B14]+1000" office:value-type="float" office:value="163">
            <text:p>163</text:p>
          </table:table-cell>
          <table:table-cell table:formula="of:=[.B14]^3" office:value-type="float" office:value="27">
            <text:p>27</text:p>
          </table:table-cell>
          <table:table-cell table:formula="of:=[.D14]*[.$E$6]" office:value-type="float" office:value="243">
            <text:p>243</text:p>
          </table:table-cell>
          <table:table-cell table:formula="of:=[.D14]*[.$E$7]" office:value-type="float" office:value="135">
            <text:p>135</text:p>
          </table:table-cell>
          <table:table-cell office:value-type="string">
            <text:p><text:s/>N=3 for Big 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9*[.B15]^3-20*[.B15]^2-300*[.B15]+1000" office:value-type="float" office:value="56">
            <text:p>56</text:p>
          </table:table-cell>
          <table:table-cell table:formula="of:=[.B15]^3" office:value-type="float" office:value="64">
            <text:p>64</text:p>
          </table:table-cell>
          <table:table-cell table:formula="of:=[.D15]*[.$E$6]" office:value-type="float" office:value="576">
            <text:p>576</text:p>
          </table:table-cell>
          <table:table-cell table:formula="of:=[.D15]*[.$E$7]" office:value-type="float" office:value="320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9*[.B16]^3-20*[.B16]^2-300*[.B16]+1000" office:value-type="float" office:value="125">
            <text:p>125</text:p>
          </table:table-cell>
          <table:table-cell table:formula="of:=[.B16]^3" office:value-type="float" office:value="125">
            <text:p>125</text:p>
          </table:table-cell>
          <table:table-cell table:formula="of:=[.D16]*[.$E$6]" office:value-type="float" office:value="1125">
            <text:p>1125</text:p>
          </table:table-cell>
          <table:table-cell table:formula="of:=[.D16]*[.$E$7]" office:value-type="float" office:value="625">
            <text:p>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9*[.B17]^3-20*[.B17]^2-300*[.B17]+1000" office:value-type="float" office:value="424">
            <text:p>424</text:p>
          </table:table-cell>
          <table:table-cell table:formula="of:=[.B17]^3" office:value-type="float" office:value="216">
            <text:p>216</text:p>
          </table:table-cell>
          <table:table-cell table:formula="of:=[.D17]*[.$E$6]" office:value-type="float" office:value="1944">
            <text:p>1944</text:p>
          </table:table-cell>
          <table:table-cell table:formula="of:=[.D17]*[.$E$7]" office:value-type="float" office:value="1080">
            <text:p>10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9*[.B18]^3-20*[.B18]^2-300*[.B18]+1000" office:value-type="float" office:value="1007">
            <text:p>1007</text:p>
          </table:table-cell>
          <table:table-cell table:formula="of:=[.B18]^3" office:value-type="float" office:value="343">
            <text:p>343</text:p>
          </table:table-cell>
          <table:table-cell table:formula="of:=[.D18]*[.$E$6]" office:value-type="float" office:value="3087">
            <text:p>3087</text:p>
          </table:table-cell>
          <table:table-cell table:formula="of:=[.D18]*[.$E$7]" office:value-type="float" office:value="1715">
            <text:p>1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9*[.B19]^3-20*[.B19]^2-300*[.B19]+1000" office:value-type="float" office:value="1928">
            <text:p>1928</text:p>
          </table:table-cell>
          <table:table-cell table:formula="of:=[.B19]^3" office:value-type="float" office:value="512">
            <text:p>512</text:p>
          </table:table-cell>
          <table:table-cell table:formula="of:=[.D19]*[.$E$6]" office:value-type="float" office:value="4608">
            <text:p>4608</text:p>
          </table:table-cell>
          <table:table-cell table:formula="of:=[.D19]*[.$E$7]" office:value-type="float" office:value="2560">
            <text:p>2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9*[.B20]^3-20*[.B20]^2-300*[.B20]+1000" office:value-type="float" office:value="3241">
            <text:p>3241</text:p>
          </table:table-cell>
          <table:table-cell table:formula="of:=[.B20]^3" office:value-type="float" office:value="729">
            <text:p>729</text:p>
          </table:table-cell>
          <table:table-cell table:formula="of:=[.D20]*[.$E$6]" office:value-type="float" office:value="6561">
            <text:p>6561</text:p>
          </table:table-cell>
          <table:table-cell table:formula="of:=[.D20]*[.$E$7]" office:value-type="float" office:value="3645">
            <text:p>3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9*[.B21]^3-20*[.B21]^2-300*[.B21]+1000" office:value-type="float" office:value="5000">
            <text:p>5000</text:p>
          </table:table-cell>
          <table:table-cell table:formula="of:=[.B21]^3" office:value-type="float" office:value="1000">
            <text:p>1000</text:p>
          </table:table-cell>
          <table:table-cell table:formula="of:=[.D21]*[.$E$6]" office:value-type="float" office:value="9000">
            <text:p>9000</text:p>
          </table:table-cell>
          <table:table-cell table:formula="of:=[.D21]*[.$E$7]" office:value-type="float" office:value="5000">
            <text:p>5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9*[.B22]^3-20*[.B22]^2-300*[.B22]+1000" office:value-type="float" office:value="7259">
            <text:p>7259</text:p>
          </table:table-cell>
          <table:table-cell table:formula="of:=[.B22]^3" office:value-type="float" office:value="1331">
            <text:p>1331</text:p>
          </table:table-cell>
          <table:table-cell table:formula="of:=[.D22]*[.$E$6]" office:value-type="float" office:value="11979">
            <text:p>11979</text:p>
          </table:table-cell>
          <table:table-cell table:formula="of:=[.D22]*[.$E$7]" office:value-type="float" office:value="6655">
            <text:p>6655</text:p>
          </table:table-cell>
          <table:table-cell office:value-type="string">
            <text:p><text:s/>N=11 for Big Omega and The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9*[.B23]^3-20*[.B23]^2-300*[.B23]+1000" office:value-type="float" office:value="10072">
            <text:p>10072</text:p>
          </table:table-cell>
          <table:table-cell table:formula="of:=[.B23]^3" office:value-type="float" office:value="1728">
            <text:p>1728</text:p>
          </table:table-cell>
          <table:table-cell table:formula="of:=[.D23]*[.$E$6]" office:value-type="float" office:value="15552">
            <text:p>15552</text:p>
          </table:table-cell>
          <table:table-cell table:formula="of:=[.D23]*[.$E$7]" office:value-type="float" office:value="8640">
            <text:p>8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9*[.B24]^3-20*[.B24]^2-300*[.B24]+1000" office:value-type="float" office:value="13493">
            <text:p>13493</text:p>
          </table:table-cell>
          <table:table-cell table:formula="of:=[.B24]^3" office:value-type="float" office:value="2197">
            <text:p>2197</text:p>
          </table:table-cell>
          <table:table-cell table:formula="of:=[.D24]*[.$E$6]" office:value-type="float" office:value="19773">
            <text:p>19773</text:p>
          </table:table-cell>
          <table:table-cell table:formula="of:=[.D24]*[.$E$7]" office:value-type="float" office:value="10985">
            <text:p>10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9*[.B25]^3-20*[.B25]^2-300*[.B25]+1000" office:value-type="float" office:value="17576">
            <text:p>17576</text:p>
          </table:table-cell>
          <table:table-cell table:formula="of:=[.B25]^3" office:value-type="float" office:value="2744">
            <text:p>2744</text:p>
          </table:table-cell>
          <table:table-cell table:formula="of:=[.D25]*[.$E$6]" office:value-type="float" office:value="24696">
            <text:p>24696</text:p>
          </table:table-cell>
          <table:table-cell table:formula="of:=[.D25]*[.$E$7]" office:value-type="float" office:value="13720">
            <text:p>13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9*[.B26]^3-20*[.B26]^2-300*[.B26]+1000" office:value-type="float" office:value="22375">
            <text:p>22375</text:p>
          </table:table-cell>
          <table:table-cell table:formula="of:=[.B26]^3" office:value-type="float" office:value="3375">
            <text:p>3375</text:p>
          </table:table-cell>
          <table:table-cell table:formula="of:=[.D26]*[.$E$6]" office:value-type="float" office:value="30375">
            <text:p>30375</text:p>
          </table:table-cell>
          <table:table-cell table:formula="of:=[.D26]*[.$E$7]" office:value-type="float" office:value="16875">
            <text:p>1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9*[.B27]^3-20*[.B27]^2-300*[.B27]+1000" office:value-type="float" office:value="27944">
            <text:p>27944</text:p>
          </table:table-cell>
          <table:table-cell table:formula="of:=[.B27]^3" office:value-type="float" office:value="4096">
            <text:p>4096</text:p>
          </table:table-cell>
          <table:table-cell table:formula="of:=[.D27]*[.$E$6]" office:value-type="float" office:value="36864">
            <text:p>36864</text:p>
          </table:table-cell>
          <table:table-cell table:formula="of:=[.D27]*[.$E$7]" office:value-type="float" office:value="20480">
            <text:p>204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9*[.B28]^3-20*[.B28]^2-300*[.B28]+1000" office:value-type="float" office:value="34337">
            <text:p>34337</text:p>
          </table:table-cell>
          <table:table-cell table:formula="of:=[.B28]^3" office:value-type="float" office:value="4913">
            <text:p>4913</text:p>
          </table:table-cell>
          <table:table-cell table:formula="of:=[.D28]*[.$E$6]" office:value-type="float" office:value="44217">
            <text:p>44217</text:p>
          </table:table-cell>
          <table:table-cell table:formula="of:=[.D28]*[.$E$7]" office:value-type="float" office:value="24565">
            <text:p>24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9*[.B29]^3-20*[.B29]^2-300*[.B29]+1000" office:value-type="float" office:value="41608">
            <text:p>41608</text:p>
          </table:table-cell>
          <table:table-cell table:formula="of:=[.B29]^3" office:value-type="float" office:value="5832">
            <text:p>5832</text:p>
          </table:table-cell>
          <table:table-cell table:formula="of:=[.D29]*[.$E$6]" office:value-type="float" office:value="52488">
            <text:p>52488</text:p>
          </table:table-cell>
          <table:table-cell table:formula="of:=[.D29]*[.$E$7]" office:value-type="float" office:value="29160">
            <text:p>29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9*[.B30]^3-20*[.B30]^2-300*[.B30]+1000" office:value-type="float" office:value="49811">
            <text:p>49811</text:p>
          </table:table-cell>
          <table:table-cell table:formula="of:=[.B30]^3" office:value-type="float" office:value="6859">
            <text:p>6859</text:p>
          </table:table-cell>
          <table:table-cell table:formula="of:=[.D30]*[.$E$6]" office:value-type="float" office:value="61731">
            <text:p>61731</text:p>
          </table:table-cell>
          <table:table-cell table:formula="of:=[.D30]*[.$E$7]" office:value-type="float" office:value="34295">
            <text:p>34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9*[.B31]^3-20*[.B31]^2-300*[.B31]+1000" office:value-type="float" office:value="59000">
            <text:p>59000</text:p>
          </table:table-cell>
          <table:table-cell table:formula="of:=[.B31]^3" office:value-type="float" office:value="8000">
            <text:p>8000</text:p>
          </table:table-cell>
          <table:table-cell table:formula="of:=[.D31]*[.$E$6]" office:value-type="float" office:value="72000">
            <text:p>72000</text:p>
          </table:table-cell>
          <table:table-cell table:formula="of:=[.D31]*[.$E$7]" office:value-type="float" office:value="40000">
            <text:p>40000</text:p>
          </table:table-cell>
          <table:table-cell table:number-columns-repeated="3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7">05/27/2024</text:date>, <text:time>15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4-05-27T11:42:40.92</meta:creation-date>
    <dc:date>2024-05-27T15:30:47.34</dc:date>
    <dc:creator>Mark Lehr</dc:creator>
    <meta:editing-duration>PT3H32M52S</meta:editing-duration>
    <meta:editing-cycles>12</meta:editing-cycles>
    <meta:generator>OpenOffice/4.1.6$Win32 OpenOffice.org_project/416m1$Build-9790</meta:generator>
    <meta:document-statistic meta:table-count="3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064cm" svg:height="16.725cm" xlink:href=".." xlink:type="simple" chart:class="chart:scatter" chart:style-name="ch1">
        <chart:title svg:x="16.335cm" svg:y="0.47cm" chart:style-name="ch2">
          <text:p>Function Display</text:p>
        </chart:title>
        <chart:subtitle svg:x="15.395cm" svg:y="1.583cm" chart:style-name="ch3">
          <text:p>Shift X, Scaling X, Scaling f(X)</text:p>
        </chart:subtitle>
        <chart:legend chart:legend-position="end" svg:x="27.232cm" svg:y="7.264cm" style:legend-expansion="high" chart:style-name="ch4"/>
        <chart:plot-area chart:style-name="ch5" table:cell-range-address="ShiftingScalingMultiplyingFactors.D11:ShiftingScalingMultiplyingFactors.D41 ShiftingScalingMultiplyingFactors.E4:ShiftingScalingMultiplyingFactors.G4 ShiftingScalingMultiplyingFactors.G11:ShiftingScalingMultiplyingFactors.J41 ShiftingScalingMultiplyingFactors.F5:ShiftingScalingMultiplyingFactors.G7" chart:data-source-has-labels="row" svg:x="1.759cm" svg:y="2.934cm" svg:width="24.031cm" svg:height="12.449cm">
          <chartooo:coordinate-region svg:x="2.143cm" svg:y="3.147cm" svg:width="23.222cm" svg:height="12.024cm"/>
          <chart:axis chart:dimension="x" chart:name="primary-x" chart:style-name="ch6">
            <chart:title svg:x="11.455cm" svg:y="15.718cm" chart:style-name="ch7">
              <text:p>Independent Variable - Domain</text:p>
            </chart:title>
            <chart:grid chart:style-name="ch8" chart:class="major"/>
          </chart:axis>
          <chart:axis chart:dimension="y" chart:name="primary-y" chart:style-name="ch6">
            <chart:title svg:x="0.451cm" svg:y="11.636cm" chart:style-name="ch9">
              <text:p>Dependent Varialbe - Co-Domain</text:p>
            </chart:title>
            <chart:grid chart:style-name="ch8" chart:class="major"/>
          </chart:axis>
          <chart:series chart:style-name="ch10" chart:values-cell-range-address="ShiftingScalingMultiplyingFactors.G11:ShiftingScalingMultiplyingFactors.G41" chart:label-cell-address="ShiftingScalingMultiplyingFactors.E4:ShiftingScalingMultiplyingFactors.G4" chart:class="chart:scatter">
            <chart:domain table:cell-range-address="ShiftingScalingMultiplyingFactors.D11:ShiftingScalingMultiplyingFactors.D41"/>
            <chart:data-point chart:repeated="31"/>
          </chart:series>
          <chart:series chart:style-name="ch11" chart:values-cell-range-address="ShiftingScalingMultiplyingFactors.H11:ShiftingScalingMultiplyingFactors.H41" chart:label-cell-address="ShiftingScalingMultiplyingFactors.F5:ShiftingScalingMultiplyingFactors.G5" chart:class="chart:scatter">
            <chart:data-point chart:repeated="31"/>
          </chart:series>
          <chart:series chart:style-name="ch12" chart:values-cell-range-address="ShiftingScalingMultiplyingFactors.I11:ShiftingScalingMultiplyingFactors.I41" chart:label-cell-address="ShiftingScalingMultiplyingFactors.F6:ShiftingScalingMultiplyingFactors.G6" chart:class="chart:scatter">
            <chart:data-point chart:repeated="31"/>
          </chart:series>
          <chart:series chart:style-name="ch13" chart:values-cell-range-address="ShiftingScalingMultiplyingFactors.J11:ShiftingScalingMultiplyingFactors.J41" chart:label-cell-address="ShiftingScalingMultiplyingFactors.F7:ShiftingScalingMultiplyingFactors.G7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(x + 2) (x – 3)  = Function</text:p>
                <text:list>
                  <text:list-item>
                    <text:p>(x + 2)</text:p>
                  </text:list-item>
                  <text:list-item>
                    <text:p>(x – 3)</text:p>
                  </text:list-item>
                  <text:list-item>
                    <text:p> = Function</text:p>
                  </text:list-item>
                </text:list>
                <draw:g>
                  <svg:desc>ShiftingScalingMultiplyingFactors.E4:ShiftingScalingMultiplyingFactors.G4</svg:desc>
                </draw:g>
              </table:table-cell>
              <table:table-cell office:value-type="string">
                <text:p>-2  = f(x-s) where s →  Shift ( - right, + left )</text:p>
                <text:list>
                  <text:list-item>
                    <text:p>-2</text:p>
                  </text:list-item>
                  <text:list-item>
                    <text:p> = f(x-s) where s →  Shift ( - right, + left )</text:p>
                  </text:list-item>
                </text:list>
                <draw:g>
                  <svg:desc>ShiftingScalingMultiplyingFactors.F5:ShiftingScalingMultiplyingFactors.G5</svg:desc>
                </draw:g>
              </table:table-cell>
              <table:table-cell office:value-type="string">
                <text:p>0.5  = f((x-s)/c) where c →  Scale X</text:p>
                <text:list>
                  <text:list-item>
                    <text:p>0.5</text:p>
                  </text:list-item>
                  <text:list-item>
                    <text:p> = f((x-s)/c) where c →  Scale X</text:p>
                  </text:list-item>
                </text:list>
                <draw:g>
                  <svg:desc>ShiftingScalingMultiplyingFactors.F6:ShiftingScalingMultiplyingFactors.G6</svg:desc>
                </draw:g>
              </table:table-cell>
              <table:table-cell office:value-type="string">
                <text:p>0.5  = m*f((x-s)/c) where m → Scale mf(x) → mY</text:p>
                <text:list>
                  <text:list-item>
                    <text:p>0.5</text:p>
                  </text:list-item>
                  <text:list-item>
                    <text:p> = m*f((x-s)/c) where m → Scale mf(x) → mY</text:p>
                  </text:list-item>
                </text:list>
                <draw:g>
                  <svg:desc>ShiftingScalingMultiplyingFactors.F7:ShiftingScalingMultiplyingFactors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iftingScalingMultiplyingFactors.D11:ShiftingScalingMultiplyingFactors.D41</svg:desc>
                </draw:g>
              </table:table-cell>
              <table:table-cell office:value-type="float" office:value="24">
                <text:p>24</text:p>
                <draw:g>
                  <svg:desc>ShiftingScalingMultiplyingFactors.G11:ShiftingScalingMultiplyingFactors.G41</svg:desc>
                </draw:g>
              </table:table-cell>
              <table:table-cell office:value-type="float" office:value="50">
                <text:p>50</text:p>
                <draw:g>
                  <svg:desc>ShiftingScalingMultiplyingFactors.H11:ShiftingScalingMultiplyingFactors.H41</svg:desc>
                </draw:g>
              </table:table-cell>
              <table:table-cell office:value-type="float" office:value="200">
                <text:p>200</text:p>
                <draw:g>
                  <svg:desc>ShiftingScalingMultiplyingFactors.I11:ShiftingScalingMultiplyingFactors.I41</svg:desc>
                </draw:g>
              </table:table-cell>
              <table:table-cell office:value-type="float" office:value="100">
                <text:p>100</text:p>
                <draw:g>
                  <svg:desc>ShiftingScalingMultiplyingFactors.J11:ShiftingScalingMultiplyingFactors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5">
                <text:p>-4.5</text:p>
              </table:table-cell>
              <table:table-cell office:value-type="float" office:value="18.75">
                <text:p>18.75</text:p>
              </table:table-cell>
              <table:table-cell office:value-type="float" office:value="42.75">
                <text:p>42.75</text:p>
              </table:table-cell>
              <table:table-cell office:value-type="float" office:value="171">
                <text:p>17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">
                <text:p>-3.5</text:p>
              </table:table-cell>
              <table:table-cell office:value-type="float" office:value="9.75">
                <text:p>9.75</text:p>
              </table:table-cell>
              <table:table-cell office:value-type="float" office:value="29.75">
                <text:p>29.75</text:p>
              </table:table-cell>
              <table:table-cell office:value-type="float" office:value="119">
                <text:p>11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2.75">
                <text:p>2.75</text:p>
              </table:table-cell>
              <table:table-cell office:value-type="float" office:value="18.75">
                <text:p>18.7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0">
                <text:p>-0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">
                <text:p>-1.5</text:p>
              </table:table-cell>
              <table:table-cell office:value-type="float" office:value="-2.25">
                <text:p>-2.25</text:p>
              </table:table-cell>
              <table:table-cell office:value-type="float" office:value="9.75">
                <text:p>9.75</text:p>
              </table:table-cell>
              <table:table-cell office:value-type="float" office:value="39">
                <text:p>3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">
                <text:p>-0.5</text:p>
              </table:table-cell>
              <table:table-cell office:value-type="float" office:value="-5.25">
                <text:p>-5.25</text:p>
              </table:table-cell>
              <table:table-cell office:value-type="float" office:value="2.75">
                <text:p>2.7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-6.25">
                <text:p>-6.25</text:p>
              </table:table-cell>
              <table:table-cell office:value-type="float" office:value="-2.25">
                <text:p>-2.25</text:p>
              </table:table-cell>
              <table:table-cell office:value-type="float" office:value="-9">
                <text:p>-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-5.25">
                <text:p>-5.25</text:p>
              </table:table-cell>
              <table:table-cell office:value-type="float" office:value="-5.25">
                <text:p>-5.25</text:p>
              </table:table-cell>
              <table:table-cell office:value-type="float" office:value="-21">
                <text:p>-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2.25">
                <text:p>-2.25</text:p>
              </table:table-cell>
              <table:table-cell office:value-type="float" office:value="-6.25">
                <text:p>-6.25</text:p>
              </table:table-cell>
              <table:table-cell office:value-type="float" office:value="-25">
                <text:p>-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2.75">
                <text:p>2.75</text:p>
              </table:table-cell>
              <table:table-cell office:value-type="float" office:value="-5.25">
                <text:p>-5.25</text:p>
              </table:table-cell>
              <table:table-cell office:value-type="float" office:value="-21">
                <text:p>-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9.75">
                <text:p>9.75</text:p>
              </table:table-cell>
              <table:table-cell office:value-type="float" office:value="-2.25">
                <text:p>-2.25</text:p>
              </table:table-cell>
              <table:table-cell office:value-type="float" office:value="-9">
                <text:p>-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18.75">
                <text:p>18.75</text:p>
              </table:table-cell>
              <table:table-cell office:value-type="float" office:value="2.75">
                <text:p>2.75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">
                <text:p>6.5</text:p>
              </table:table-cell>
              <table:table-cell office:value-type="float" office:value="29.75">
                <text:p>29.75</text:p>
              </table:table-cell>
              <table:table-cell office:value-type="float" office:value="9.75">
                <text:p>9.75</text:p>
              </table:table-cell>
              <table:table-cell office:value-type="float" office:value="39">
                <text:p>3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">
                <text:p>7.5</text:p>
              </table:table-cell>
              <table:table-cell office:value-type="float" office:value="42.75">
                <text:p>42.75</text:p>
              </table:table-cell>
              <table:table-cell office:value-type="float" office:value="18.75">
                <text:p>18.7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">
                <text:p>8.5</text:p>
              </table:table-cell>
              <table:table-cell office:value-type="float" office:value="57.75">
                <text:p>57.75</text:p>
              </table:table-cell>
              <table:table-cell office:value-type="float" office:value="29.75">
                <text:p>29.75</text:p>
              </table:table-cell>
              <table:table-cell office:value-type="float" office:value="119">
                <text:p>11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">
                <text:p>9.5</text:p>
              </table:table-cell>
              <table:table-cell office:value-type="float" office:value="74.75">
                <text:p>74.75</text:p>
              </table:table-cell>
              <table:table-cell office:value-type="float" office:value="42.75">
                <text:p>42.75</text:p>
              </table:table-cell>
              <table:table-cell office:value-type="float" office:value="171">
                <text:p>17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75cm" svg:height="17.287cm" xlink:href=".." xlink:type="simple" chart:class="chart:scatter" chart:style-name="ch1">
        <chart:title svg:x="8.481cm" svg:y="0.481cm" chart:style-name="ch2">
          <text:p>Functional Asymptotics</text:p>
        </chart:title>
        <chart:subtitle svg:x="8.56cm" svg:y="1.605cm" chart:style-name="ch3">
          <text:p>Big O, Omega and Theta</text:p>
        </chart:subtitle>
        <chart:legend chart:legend-position="end" svg:x="15.045cm" svg:y="7.545cm" style:legend-expansion="high" chart:style-name="ch4"/>
        <chart:plot-area chart:style-name="ch5" table:cell-range-address="BigO_BigOmega_Theta.B11:BigO_BigOmega_Theta.B26 BigO_BigOmega_Theta.D4:BigO_BigOmega_Theta.E4 BigO_BigOmega_Theta.C11:BigO_BigOmega_Theta.F31 BigO_BigOmega_Theta.D10:BigO_BigOmega_Theta.D10 BigO_BigOmega_Theta.E9:BigO_BigOmega_Theta.F10" chart:data-source-has-labels="column" svg:x="1.469cm" svg:y="2.978cm" svg:width="12.714cm" svg:height="12.956cm">
          <chartooo:coordinate-region svg:x="2.646cm" svg:y="3.19cm" svg:width="11.35cm" svg:height="12.071cm"/>
          <chart:axis chart:dimension="x" chart:name="primary-x" chart:style-name="ch6">
            <chart:title svg:x="6.062cm" svg:y="16.28cm" chart:style-name="ch7">
              <text:p>Independent Variable N</text:p>
            </chart:title>
            <chart:grid chart:style-name="ch8" chart:class="major"/>
          </chart:axis>
          <chart:axis chart:dimension="y" chart:name="primary-y" chart:style-name="ch6">
            <chart:title svg:x="0.451cm" svg:y="10.995cm" chart:style-name="ch9">
              <text:p>Dependent Variable </text:p>
            </chart:title>
            <chart:grid chart:style-name="ch8" chart:class="major"/>
          </chart:axis>
          <chart:series chart:style-name="ch10" chart:values-cell-range-address="BigO_BigOmega_Theta.C11:BigO_BigOmega_Theta.C31" chart:label-cell-address="BigO_BigOmega_Theta.D4:BigO_BigOmega_Theta.E4" chart:class="chart:scatter">
            <chart:domain table:cell-range-address="BigO_BigOmega_Theta.B11:BigO_BigOmega_Theta.B26"/>
            <chart:data-point chart:repeated="21"/>
          </chart:series>
          <chart:series chart:style-name="ch11" chart:values-cell-range-address="BigO_BigOmega_Theta.D11:BigO_BigOmega_Theta.D31" chart:label-cell-address="BigO_BigOmega_Theta.D10:BigO_BigOmega_Theta.D10" chart:class="chart:scatter">
            <chart:data-point chart:repeated="21"/>
          </chart:series>
          <chart:series chart:style-name="ch12" chart:values-cell-range-address="BigO_BigOmega_Theta.E11:BigO_BigOmega_Theta.E31" chart:label-cell-address="BigO_BigOmega_Theta.E9:BigO_BigOmega_Theta.E10" chart:class="chart:scatter">
            <chart:data-point chart:repeated="21"/>
          </chart:series>
          <chart:series chart:style-name="ch13" chart:values-cell-range-address="BigO_BigOmega_Theta.F11:BigO_BigOmega_Theta.F31" chart:label-cell-address="BigO_BigOmega_Theta.F9:BigO_BigOmega_Theta.F10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BigO_BigOmega_Theta.B11:BigO_BigOmega_Theta.B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(n) =  9n^3 – 20n^2 - 300n + 1000</text:p>
                <text:list>
                  <text:list-item>
                    <text:p>f(n) = </text:p>
                  </text:list-item>
                  <text:list-item>
                    <text:p>9n^3 – 20n^2 - 300n + 1000</text:p>
                  </text:list-item>
                </text:list>
                <draw:g>
                  <svg:desc>BigO_BigOmega_Theta.D4:BigO_BigOmega_Theta.E4</svg:desc>
                </draw:g>
              </table:table-cell>
              <table:table-cell office:value-type="float" office:value="1000">
                <text:p>1000</text:p>
                <draw:g>
                  <svg:desc>BigO_BigOmega_Theta.C11:BigO_BigOmega_Theta.C31</svg:desc>
                </draw:g>
              </table:table-cell>
              <table:table-cell office:value-type="float" office:value="689">
                <text:p>689</text:p>
              </table:table-cell>
              <table:table-cell office:value-type="float" office:value="392">
                <text:p>392</text:p>
              </table:table-cell>
              <table:table-cell office:value-type="float" office:value="163">
                <text:p>163</text:p>
              </table:table-cell>
              <table:table-cell office:value-type="float" office:value="56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1007">
                <text:p>1007</text:p>
              </table:table-cell>
              <table:table-cell office:value-type="float" office:value="1928">
                <text:p>1928</text:p>
              </table:table-cell>
              <table:table-cell office:value-type="float" office:value="3241">
                <text:p>3241</text:p>
              </table:table-cell>
              <table:table-cell office:value-type="float" office:value="5000">
                <text:p>5000</text:p>
              </table:table-cell>
              <table:table-cell office:value-type="float" office:value="7259">
                <text:p>7259</text:p>
              </table:table-cell>
              <table:table-cell office:value-type="float" office:value="10072">
                <text:p>10072</text:p>
              </table:table-cell>
              <table:table-cell office:value-type="float" office:value="13493">
                <text:p>13493</text:p>
              </table:table-cell>
              <table:table-cell office:value-type="float" office:value="17576">
                <text:p>17576</text:p>
              </table:table-cell>
              <table:table-cell office:value-type="float" office:value="22375">
                <text:p>22375</text:p>
              </table:table-cell>
              <table:table-cell office:value-type="float" office:value="27944">
                <text:p>27944</text:p>
              </table:table-cell>
              <table:table-cell office:value-type="float" office:value="34337">
                <text:p>34337</text:p>
              </table:table-cell>
              <table:table-cell office:value-type="float" office:value="41608">
                <text:p>41608</text:p>
              </table:table-cell>
              <table:table-cell office:value-type="float" office:value="49811">
                <text:p>49811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string">
                <text:p>g(n) </text:p>
                <draw:g>
                  <svg:desc>BigO_BigOmega_Theta.D10:BigO_BigOmega_Theta.D10</svg:desc>
                </draw:g>
              </table:table-cell>
              <table:table-cell office:value-type="float" office:value="0">
                <text:p>0</text:p>
                <draw:g>
                  <svg:desc>BigO_BigOmega_Theta.D11:BigO_BigOmega_Theta.D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216">
                <text:p>216</text:p>
              </table:table-cell>
              <table:table-cell office:value-type="float" office:value="343">
                <text:p>343</text:p>
              </table:table-cell>
              <table:table-cell office:value-type="float" office:value="512">
                <text:p>512</text:p>
              </table:table-cell>
              <table:table-cell office:value-type="float" office:value="729">
                <text:p>729</text:p>
              </table:table-cell>
              <table:table-cell office:value-type="float" office:value="1000">
                <text:p>1000</text:p>
              </table:table-cell>
              <table:table-cell office:value-type="float" office:value="1331">
                <text:p>1331</text:p>
              </table:table-cell>
              <table:table-cell office:value-type="float" office:value="1728">
                <text:p>1728</text:p>
              </table:table-cell>
              <table:table-cell office:value-type="float" office:value="2197">
                <text:p>2197</text:p>
              </table:table-cell>
              <table:table-cell office:value-type="float" office:value="2744">
                <text:p>2744</text:p>
              </table:table-cell>
              <table:table-cell office:value-type="float" office:value="3375">
                <text:p>3375</text:p>
              </table:table-cell>
              <table:table-cell office:value-type="float" office:value="4096">
                <text:p>4096</text:p>
              </table:table-cell>
              <table:table-cell office:value-type="float" office:value="4913">
                <text:p>4913</text:p>
              </table:table-cell>
              <table:table-cell office:value-type="float" office:value="5832">
                <text:p>5832</text:p>
              </table:table-cell>
              <table:table-cell office:value-type="float" office:value="6859">
                <text:p>6859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Scaled g(n) BigO(g(n))</text:p>
                <text:list>
                  <text:list-item>
                    <text:p>Scaled g(n)</text:p>
                  </text:list-item>
                  <text:list-item>
                    <text:p>BigO(g(n))</text:p>
                  </text:list-item>
                </text:list>
                <draw:g>
                  <svg:desc>BigO_BigOmega_Theta.E9:BigO_BigOmega_Theta.E10</svg:desc>
                </draw:g>
              </table:table-cell>
              <table:table-cell office:value-type="float" office:value="0">
                <text:p>0</text:p>
                <draw:g>
                  <svg:desc>BigO_BigOmega_Theta.E11:BigO_BigOmega_Theta.E3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43">
                <text:p>243</text:p>
              </table:table-cell>
              <table:table-cell office:value-type="float" office:value="576">
                <text:p>576</text:p>
              </table:table-cell>
              <table:table-cell office:value-type="float" office:value="1125">
                <text:p>1125</text:p>
              </table:table-cell>
              <table:table-cell office:value-type="float" office:value="1944">
                <text:p>1944</text:p>
              </table:table-cell>
              <table:table-cell office:value-type="float" office:value="3087">
                <text:p>3087</text:p>
              </table:table-cell>
              <table:table-cell office:value-type="float" office:value="4608">
                <text:p>4608</text:p>
              </table:table-cell>
              <table:table-cell office:value-type="float" office:value="6561">
                <text:p>6561</text:p>
              </table:table-cell>
              <table:table-cell office:value-type="float" office:value="9000">
                <text:p>9000</text:p>
              </table:table-cell>
              <table:table-cell office:value-type="float" office:value="11979">
                <text:p>11979</text:p>
              </table:table-cell>
              <table:table-cell office:value-type="float" office:value="15552">
                <text:p>15552</text:p>
              </table:table-cell>
              <table:table-cell office:value-type="float" office:value="19773">
                <text:p>19773</text:p>
              </table:table-cell>
              <table:table-cell office:value-type="float" office:value="24696">
                <text:p>24696</text:p>
              </table:table-cell>
              <table:table-cell office:value-type="float" office:value="30375">
                <text:p>30375</text:p>
              </table:table-cell>
              <table:table-cell office:value-type="float" office:value="36864">
                <text:p>36864</text:p>
              </table:table-cell>
              <table:table-cell office:value-type="float" office:value="44217">
                <text:p>44217</text:p>
              </table:table-cell>
              <table:table-cell office:value-type="float" office:value="52488">
                <text:p>52488</text:p>
              </table:table-cell>
              <table:table-cell office:value-type="float" office:value="61731">
                <text:p>61731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Scaled g(n) Big(Omega)</text:p>
                <text:list>
                  <text:list-item>
                    <text:p>Scaled g(n)</text:p>
                  </text:list-item>
                  <text:list-item>
                    <text:p>Big(Omega)</text:p>
                  </text:list-item>
                </text:list>
                <draw:g>
                  <svg:desc>BigO_BigOmega_Theta.F9:BigO_BigOmega_Theta.F10</svg:desc>
                </draw:g>
              </table:table-cell>
              <table:table-cell office:value-type="float" office:value="0">
                <text:p>0</text:p>
                <draw:g>
                  <svg:desc>BigO_BigOmega_Theta.F11:BigO_BigOmega_Theta.F3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  <table:table-cell office:value-type="float" office:value="320">
                <text:p>320</text:p>
              </table:table-cell>
              <table:table-cell office:value-type="float" office:value="625">
                <text:p>625</text:p>
              </table:table-cell>
              <table:table-cell office:value-type="float" office:value="1080">
                <text:p>1080</text:p>
              </table:table-cell>
              <table:table-cell office:value-type="float" office:value="1715">
                <text:p>1715</text:p>
              </table:table-cell>
              <table:table-cell office:value-type="float" office:value="2560">
                <text:p>2560</text:p>
              </table:table-cell>
              <table:table-cell office:value-type="float" office:value="3645">
                <text:p>3645</text:p>
              </table:table-cell>
              <table:table-cell office:value-type="float" office:value="5000">
                <text:p>5000</text:p>
              </table:table-cell>
              <table:table-cell office:value-type="float" office:value="6655">
                <text:p>6655</text:p>
              </table:table-cell>
              <table:table-cell office:value-type="float" office:value="8640">
                <text:p>8640</text:p>
              </table:table-cell>
              <table:table-cell office:value-type="float" office:value="10985">
                <text:p>10985</text:p>
              </table:table-cell>
              <table:table-cell office:value-type="float" office:value="13720">
                <text:p>13720</text:p>
              </table:table-cell>
              <table:table-cell office:value-type="float" office:value="16875">
                <text:p>16875</text:p>
              </table:table-cell>
              <table:table-cell office:value-type="float" office:value="20480">
                <text:p>20480</text:p>
              </table:table-cell>
              <table:table-cell office:value-type="float" office:value="24565">
                <text:p>24565</text:p>
              </table:table-cell>
              <table:table-cell office:value-type="float" office:value="29160">
                <text:p>29160</text:p>
              </table:table-cell>
              <table:table-cell office:value-type="float" office:value="34295">
                <text:p>34295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